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" table:style-name="ta1">
        <table:table-column table:style-name="co1" table:number-columns-repeated="9" table:default-cell-style-name="Default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Default" office:value-type="string" calcext:value-type="string">
            <text:p>a*loga</text:p>
          </table:table-cell>
          <table:table-cell table:style-name="Default" office:value-type="string" calcext:value-type="string">
            <text:p>b*logb</text:p>
          </table:table-cell>
          <table:table-cell table:style-name="Default" office:value-type="string" calcext:value-type="string">
            <text:p>(-a-b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/6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[.H3]" office:value-type="float" office:value="0.833333333333333" calcext:value-type="float">
            <text:p>0,833333333333333</text:p>
          </table:table-cell>
          <table:table-cell table:formula="of:=[.H3]*LOG([.H3];2)" office:value-type="float" office:value="-0.430827083453526" calcext:value-type="float">
            <text:p>-,431</text:p>
          </table:table-cell>
          <table:table-cell table:formula="of:=[.I3]*LOG([.I3];2)" office:value-type="float" office:value="-0.219195338194828" calcext:value-type="float">
            <text:p>-,219</text:p>
          </table:table-cell>
          <table:table-cell table:formula="of:=-[.J3]-[.K3]" office:value-type="float" office:value="0.650022421648354" calcext:value-type="float">
            <text:p>,6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/5</text:p>
          </table:table-cell>
          <table:table-cell table:formula="of:=1/5" office:value-type="float" office:value="0.2" calcext:value-type="float">
            <text:p>0,2</text:p>
          </table:table-cell>
          <table:table-cell table:formula="of:=1-[.H4]" office:value-type="float" office:value="0.8" calcext:value-type="float">
            <text:p>0,8</text:p>
          </table:table-cell>
          <table:table-cell table:formula="of:=[.H4]*LOG([.H4];2)" office:value-type="float" office:value="-0.464385618977472" calcext:value-type="float">
            <text:p>-,464</text:p>
          </table:table-cell>
          <table:table-cell table:formula="of:=[.I4]*LOG([.I4];2)" office:value-type="float" office:value="-0.25754247590989" calcext:value-type="float">
            <text:p>-,258</text:p>
          </table:table-cell>
          <table:table-cell table:formula="of:=-[.J4]-[.K4]" office:value-type="float" office:value="0.721928094887362" calcext:value-type="float">
            <text:p>,72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¼</text:p>
          </table:table-cell>
          <table:table-cell table:formula="of:=1/4" office:value-type="float" office:value="0.25" calcext:value-type="float">
            <text:p>0,25</text:p>
          </table:table-cell>
          <table:table-cell table:formula="of:=1-[.H5]" office:value-type="float" office:value="0.75" calcext:value-type="float">
            <text:p>0,75</text:p>
          </table:table-cell>
          <table:table-cell table:formula="of:=[.H5]*LOG([.H5];2)" office:value-type="float" office:value="-0.5" calcext:value-type="float">
            <text:p>-,500</text:p>
          </table:table-cell>
          <table:table-cell table:formula="of:=[.I5]*LOG([.I5];2)" office:value-type="float" office:value="-0.311278124459133" calcext:value-type="float">
            <text:p>-,311</text:p>
          </table:table-cell>
          <table:table-cell table:formula="of:=-[.J5]-[.K5]" office:value-type="float" office:value="0.811278124459133" calcext:value-type="float">
            <text:p>,81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/3 i 2/6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formula="of:=1-[.H6]" office:value-type="float" office:value="0.666666666666667" calcext:value-type="float">
            <text:p>0,666666666666667</text:p>
          </table:table-cell>
          <table:table-cell table:formula="of:=[.H6]*LOG([.H6];2)" office:value-type="float" office:value="-0.528320833573719" calcext:value-type="float">
            <text:p>-,528</text:p>
          </table:table-cell>
          <table:table-cell table:formula="of:=[.I6]*LOG([.I6];2)" office:value-type="float" office:value="-0.389975000480771" calcext:value-type="float">
            <text:p>-,390</text:p>
          </table:table-cell>
          <table:table-cell table:formula="of:=-[.J6]-[.K6]" office:value-type="float" office:value="0.91829583405449" calcext:value-type="float">
            <text:p>,91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/5</text:p>
          </table:table-cell>
          <table:table-cell table:formula="of:=2/5" office:value-type="float" office:value="0.4" calcext:value-type="float">
            <text:p>0,4</text:p>
          </table:table-cell>
          <table:table-cell table:formula="of:=1-[.H7]" office:value-type="float" office:value="0.6" calcext:value-type="float">
            <text:p>0,6</text:p>
          </table:table-cell>
          <table:table-cell table:formula="of:=[.H7]*LOG([.H7];2)" office:value-type="float" office:value="-0.528771237954945" calcext:value-type="float">
            <text:p>-,529</text:p>
          </table:table-cell>
          <table:table-cell table:formula="of:=[.I7]*LOG([.I7];2)" office:value-type="float" office:value="-0.442179356499724" calcext:value-type="float">
            <text:p>-,442</text:p>
          </table:table-cell>
          <table:table-cell table:formula="of:=-[.J7]-[.K7]" office:value-type="float" office:value="0.970950594454668" calcext:value-type="float">
            <text:p>,9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½ i 2/4 i 3/6</text:p>
          </table:table-cell>
          <table:table-cell table:formula="of:=3/6" office:value-type="float" office:value="0.5" calcext:value-type="float">
            <text:p>0,5</text:p>
          </table:table-cell>
          <table:table-cell table:formula="of:=1-[.H8]" office:value-type="float" office:value="0.5" calcext:value-type="float">
            <text:p>0,5</text:p>
          </table:table-cell>
          <table:table-cell table:formula="of:=[.H8]*LOG([.H8];2)" office:value-type="float" office:value="-0.5" calcext:value-type="float">
            <text:p>-,500</text:p>
          </table:table-cell>
          <table:table-cell table:formula="of:=[.I8]*LOG([.I8];2)" office:value-type="float" office:value="-0.5" calcext:value-type="float">
            <text:p>-,500</text:p>
          </table:table-cell>
          <table:table-cell table:formula="of:=-[.J8]-[.K8]" office:value-type="float" office:value="1" calcext:value-type="float">
            <text:p>1,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3/5</text:p>
          </table:table-cell>
          <table:table-cell table:formula="of:=3/5" office:value-type="float" office:value="0.6" calcext:value-type="float">
            <text:p>0,6</text:p>
          </table:table-cell>
          <table:table-cell table:formula="of:=1-[.H9]" office:value-type="float" office:value="0.4" calcext:value-type="float">
            <text:p>0,4</text:p>
          </table:table-cell>
          <table:table-cell table:formula="of:=[.H9]*LOG([.H9];2)" office:value-type="float" office:value="-0.442179356499724" calcext:value-type="float">
            <text:p>-,442</text:p>
          </table:table-cell>
          <table:table-cell table:formula="of:=[.I9]*LOG([.I9];2)" office:value-type="float" office:value="-0.528771237954945" calcext:value-type="float">
            <text:p>-,529</text:p>
          </table:table-cell>
          <table:table-cell table:formula="of:=-[.J9]-[.K9]" office:value-type="float" office:value="0.970950594454668" calcext:value-type="float">
            <text:p>,97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/3 i 4/6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formula="of:=1-[.H10]" office:value-type="float" office:value="0.333333333333333" calcext:value-type="float">
            <text:p>0,333333333333333</text:p>
          </table:table-cell>
          <table:table-cell table:formula="of:=[.H10]*LOG([.H10];2)" office:value-type="float" office:value="-0.389975000480771" calcext:value-type="float">
            <text:p>-,390</text:p>
          </table:table-cell>
          <table:table-cell table:formula="of:=[.I10]*LOG([.I10];2)" office:value-type="float" office:value="-0.528320833573719" calcext:value-type="float">
            <text:p>-,528</text:p>
          </table:table-cell>
          <table:table-cell table:formula="of:=-[.J10]-[.K10]" office:value-type="float" office:value="0.91829583405449" calcext:value-type="float">
            <text:p>,91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¾</text:p>
          </table:table-cell>
          <table:table-cell table:formula="of:=3/4" office:value-type="float" office:value="0.75" calcext:value-type="float">
            <text:p>0,75</text:p>
          </table:table-cell>
          <table:table-cell table:formula="of:=1-[.H11]" office:value-type="float" office:value="0.25" calcext:value-type="float">
            <text:p>0,25</text:p>
          </table:table-cell>
          <table:table-cell table:formula="of:=[.H11]*LOG([.H11];2)" office:value-type="float" office:value="-0.311278124459133" calcext:value-type="float">
            <text:p>-,311</text:p>
          </table:table-cell>
          <table:table-cell table:formula="of:=[.I11]*LOG([.I11];2)" office:value-type="float" office:value="-0.5" calcext:value-type="float">
            <text:p>-,500</text:p>
          </table:table-cell>
          <table:table-cell table:formula="of:=-[.J11]-[.K11]" office:value-type="float" office:value="0.811278124459133" calcext:value-type="float">
            <text:p>,81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4/5</text:p>
          </table:table-cell>
          <table:table-cell table:formula="of:=4/5" office:value-type="float" office:value="0.8" calcext:value-type="float">
            <text:p>0,8</text:p>
          </table:table-cell>
          <table:table-cell table:formula="of:=1-[.H12]" office:value-type="float" office:value="0.2" calcext:value-type="float">
            <text:p>0,2</text:p>
          </table:table-cell>
          <table:table-cell table:formula="of:=[.H12]*LOG([.H12];2)" office:value-type="float" office:value="-0.25754247590989" calcext:value-type="float">
            <text:p>-,258</text:p>
          </table:table-cell>
          <table:table-cell table:formula="of:=[.I12]*LOG([.I12];2)" office:value-type="float" office:value="-0.464385618977472" calcext:value-type="float">
            <text:p>-,464</text:p>
          </table:table-cell>
          <table:table-cell table:formula="of:=-[.J12]-[.K12]" office:value-type="float" office:value="0.721928094887362" calcext:value-type="float">
            <text:p>,72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5/6</text:p>
          </table:table-cell>
          <table:table-cell table:formula="of:=5/6" office:value-type="float" office:value="0.833333333333333" calcext:value-type="float">
            <text:p>0,833333333333333</text:p>
          </table:table-cell>
          <table:table-cell table:formula="of:=1-[.H13]" office:value-type="float" office:value="0.166666666666667" calcext:value-type="float">
            <text:p>0,166666666666667</text:p>
          </table:table-cell>
          <table:table-cell table:formula="of:=[.H13]*LOG([.H13];2)" office:value-type="float" office:value="-0.219195338194828" calcext:value-type="float">
            <text:p>-,219</text:p>
          </table:table-cell>
          <table:table-cell table:formula="of:=[.I13]*LOG([.I13];2)" office:value-type="float" office:value="-0.430827083453526" calcext:value-type="float">
            <text:p>-,431</text:p>
          </table:table-cell>
          <table:table-cell table:formula="of:=-[.J13]-[.K13]" office:value-type="float" office:value="0.650022421648354" calcext:value-type="float">
            <text:p>,6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e.G3:e.L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3-23T14:07:19.470000000</dc:date>
    <meta:editing-duration>PT10M2S</meta:editing-duration>
    <meta:editing-cycles>2</meta:editing-cycles>
    <meta:generator>LibreOffice/6.4.7.2$Windows_x86 LibreOffice_project/639b8ac485750d5696d7590a72ef1b496725cfb5</meta:generator>
    <meta:document-statistic meta:table-count="1" meta:cell-count="83" meta:object-count="0"/>
  </office:meta>
</office:document-meta>
</file>